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EONCIO MIMBEL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&amp;R PERU BUSINES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IMBELA SORIA, LEONCIO OTONI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ARCIA HUAMAN EDWI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4130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3:35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